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fdc" officeooo:paragraph-rsid="000c2fdc"/>
    </style:style>
    <style:style style:name="P2" style:family="paragraph" style:parent-style-name="Standard">
      <style:text-properties officeooo:rsid="000d8dec" officeooo:paragraph-rsid="000d8dec"/>
    </style:style>
    <style:style style:name="P3" style:family="paragraph" style:parent-style-name="Standard">
      <style:text-properties officeooo:rsid="000d8dec" officeooo:paragraph-rsid="000e91a7"/>
    </style:style>
    <style:style style:name="P4" style:family="paragraph" style:parent-style-name="Standard">
      <style:text-properties officeooo:rsid="000d8dec" officeooo:paragraph-rsid="001aaf3d"/>
    </style:style>
    <style:style style:name="P5" style:family="paragraph" style:parent-style-name="Standard">
      <style:text-properties officeooo:rsid="000e91a7" officeooo:paragraph-rsid="000e91a7"/>
    </style:style>
    <style:style style:name="P6" style:family="paragraph" style:parent-style-name="Standard">
      <style:text-properties officeooo:rsid="000f1f49" officeooo:paragraph-rsid="000f1f49"/>
    </style:style>
    <style:style style:name="P7" style:family="paragraph" style:parent-style-name="Standard">
      <style:text-properties officeooo:rsid="000f1f49" officeooo:paragraph-rsid="0028019d"/>
    </style:style>
    <style:style style:name="P8" style:family="paragraph" style:parent-style-name="Standard">
      <style:text-properties officeooo:rsid="0015c9bc" officeooo:paragraph-rsid="0015c9b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f1f49" officeooo:paragraph-rsid="000f1f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e91a7" officeooo:paragraph-rsid="000e91a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8dec" officeooo:paragraph-rsid="001aaf3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0fe49" officeooo:paragraph-rsid="0020fe49"/>
    </style:style>
    <style:style style:name="P13" style:family="paragraph" style:parent-style-name="Standard">
      <style:text-properties fo:font-weight="normal" officeooo:rsid="0020fe49" officeooo:paragraph-rsid="0020fe4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c2fdc" officeooo:paragraph-rsid="000c2fdc" style:font-size-asian="16pt" style:font-weight-asian="bold" style:font-size-complex="16pt" style:font-weight-complex="bold"/>
    </style:style>
    <style:style style:name="P15" style:family="paragraph" style:parent-style-name="Standard" style:list-style-name="List_20_1">
      <style:text-properties officeooo:rsid="000d8dec" officeooo:paragraph-rsid="000d8dec"/>
    </style:style>
    <style:style style:name="P16" style:family="paragraph" style:parent-style-name="Standard" style:list-style-name="List_20_1">
      <style:text-properties officeooo:rsid="000d8dec" officeooo:paragraph-rsid="000e91a7"/>
    </style:style>
    <style:style style:name="P17" style:family="paragraph" style:parent-style-name="Standard" style:list-style-name="List_20_1">
      <style:text-properties officeooo:rsid="00179f75" officeooo:paragraph-rsid="00179f75"/>
    </style:style>
    <style:style style:name="P18" style:family="paragraph" style:parent-style-name="Standard" style:list-style-name="List_20_1">
      <style:text-properties officeooo:rsid="00179f75" officeooo:paragraph-rsid="001f5918"/>
    </style:style>
    <style:style style:name="P19" style:family="paragraph" style:parent-style-name="Standard" style:list-style-name="List_20_1">
      <style:text-properties officeooo:rsid="0014754b" officeooo:paragraph-rsid="0014754b"/>
    </style:style>
    <style:style style:name="P20" style:family="paragraph" style:parent-style-name="Standard" style:list-style-name="List_20_1">
      <style:text-properties officeooo:rsid="0015c9bc" officeooo:paragraph-rsid="0015c9bc"/>
    </style:style>
    <style:style style:name="P21" style:family="paragraph" style:parent-style-name="Standard" style:list-style-name="List_20_1">
      <style:text-properties officeooo:rsid="000f1f49" officeooo:paragraph-rsid="000f1f49"/>
    </style:style>
    <style:style style:name="P22" style:family="paragraph" style:parent-style-name="Standard" style:list-style-name="List_20_1">
      <style:text-properties officeooo:rsid="0020fe49" officeooo:paragraph-rsid="0020fe49"/>
    </style:style>
    <style:style style:name="T1" style:family="text">
      <style:text-properties officeooo:rsid="000e91a7"/>
    </style:style>
    <style:style style:name="T2" style:family="text">
      <style:text-properties officeooo:rsid="00110b0f"/>
    </style:style>
    <style:style style:name="T3" style:family="text">
      <style:text-properties officeooo:rsid="0014754b"/>
    </style:style>
    <style:style style:name="T4" style:family="text">
      <style:text-properties officeooo:rsid="0015c9bc"/>
    </style:style>
    <style:style style:name="T5" style:family="text">
      <style:text-properties officeooo:rsid="00179f75"/>
    </style:style>
    <style:style style:name="T6" style:family="text">
      <style:text-properties officeooo:rsid="0019171e"/>
    </style:style>
    <style:style style:name="T7" style:family="text">
      <style:text-properties officeooo:rsid="001a07aa"/>
    </style:style>
    <style:style style:name="T8" style:family="text">
      <style:text-properties officeooo:rsid="001aaf3d"/>
    </style:style>
    <style:style style:name="T9" style:family="text">
      <style:text-properties officeooo:rsid="001c1948"/>
    </style:style>
    <style:style style:name="T10" style:family="text">
      <style:text-properties officeooo:rsid="001c67b3"/>
    </style:style>
    <style:style style:name="T11" style:family="text">
      <style:text-properties officeooo:rsid="0020fe49"/>
    </style:style>
    <style:style style:name="T12" style:family="text">
      <style:text-properties officeooo:rsid="0022084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07a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ming Theory Project</text:p>
      <text:p text:style-name="P1"/>
      <text:p text:style-name="P2">There will be <text:span text:style-name="T4">3</text:span> different <text:span text:style-name="T2">types of </text:span>targets, each with a diferent behavior when is <text:span text:style-name="T4">clicked, </text:span><text:span text:style-name="T9">and sharing common behaviors</text:span>.</text:p>
      <text:p text:style-name="P8"/>
      <text:p text:style-name="P8"/>
      <text:p text:style-name="P11">Inheritance</text:p>
      <text:p text:style-name="P4"/>
      <text:p text:style-name="P2">Common fields:</text:p>
      <text:list xml:id="list3039060370" text:style-name="List_20_1">
        <text:list-item>
          <text:p text:style-name="P15">Points.</text:p>
        </text:list-item>
        <text:list-item>
          <text:p text:style-name="P17">Move<text:span text:style-name="T11">S</text:span>peed.</text:p>
        </text:list-item>
        <text:list-item>
          <text:p text:style-name="P18">Rotation<text:span text:style-name="T11">S</text:span>peed.</text:p>
        </text:list-item>
      </text:list>
      <text:p text:style-name="P2"/>
      <text:p text:style-name="P2">Common behavior:</text:p>
      <text:list xml:id="list125404776088467" text:continue-numbering="true" text:style-name="List_20_1">
        <text:list-item>
          <text:p text:style-name="P19"><text:span text:style-name="T5">Randomly m</text:span>ove around and rotate.</text:p>
        </text:list-item>
        <text:list-item>
          <text:p text:style-name="P15">Add points to (or substract from) player’s score <text:span text:style-name="T3">when clicked.</text:span></text:p>
        </text:list-item>
        <text:list-item>
          <text:p text:style-name="P15">Destroy gameobject <text:span text:style-name="T3">when clicked.</text:span></text:p>
        </text:list-item>
      </text:list>
      <text:p text:style-name="P2"/>
      <text:p text:style-name="P2"/>
      <text:p text:style-name="P10">Polymorphism</text:p>
      <text:p text:style-name="P5"/>
      <text:p text:style-name="P3">Different behaviors for each <text:span text:style-name="T1">type of </text:span>target when <text:span text:style-name="T4">clicked</text:span> and before beeing destroyed:</text:p>
      <text:list xml:id="list125405726989814" text:continue-numbering="true" text:style-name="List_20_1">
        <text:list-item>
          <text:p text:style-name="P16"><text:span text:style-name="T5">S</text:span>hrink.</text:p>
        </text:list-item>
        <text:list-item>
          <text:p text:style-name="P16">G<text:span text:style-name="T1">radually </text:span><text:span text:style-name="T5">become </text:span><text:span text:style-name="T6">invisible</text:span><text:span text:style-name="T1">.</text:span></text:p>
        </text:list-item>
        <text:list-item>
          <text:p text:style-name="P16">Explode.</text:p>
        </text:list-item>
      </text:list>
      <text:p text:style-name="P3"/>
      <text:p text:style-name="P3"/>
      <text:p text:style-name="P9">Encapsulation</text:p>
      <text:p text:style-name="P6"/>
      <text:p text:style-name="P13">Data manager:</text:p>
      <text:list xml:id="list125406121529439" text:continue-numbering="true" text:style-name="List_20_1">
        <text:list-item>
          <text:p text:style-name="P20"><text:span text:style-name="T11">I</text:span>nstance is read only.</text:p>
        </text:list-item>
        <text:list-item>
          <text:p text:style-name="P21">Player’s name can’t be empty; if no name is entered, it will default to “Unknown Player”.</text:p>
        </text:list-item>
        <text:list-item>
          <text:p text:style-name="P21">Score can’t be negative; if a negative value is entered, it will be changed to 0.</text:p>
        </text:list-item>
      </text:list>
      <text:p text:style-name="P12"/>
      <text:p text:style-name="P13">Target:</text:p>
      <text:list xml:id="list125405399391816" text:continue-numbering="true" text:style-name="List_20_1">
        <text:list-item>
          <text:p text:style-name="P22">Points is <text:span text:style-name="T12">public and </text:span>read only.</text:p>
        </text:list-item>
        <text:list-item>
          <text:p text:style-name="P22">MoveSpeed and RotationSpeed are private.</text:p>
        </text:list-item>
      </text:list>
      <text:p text:style-name="P12"/>
      <text:p text:style-name="P6"/>
      <text:p text:style-name="P9">Abstraction</text:p>
      <text:p text:style-name="P6"/>
      <text:p text:style-name="P7"><text:span text:style-name="T14">Methods</text:span><text:span text:style-name="T13">: </text:span>SpawnTarget(), DestroyTarget(), Rotate(), <text:span text:style-name="T7">Move(), Explode(), </text:span><text:span text:style-name="T8">UpdateScore().</text:span></text:p>
      <text:p text:style-name="P7"/>
      <text:p text:style-name="P7"><text:span text:style-name="T13">Coroutines: </text:span><text:span text:style-name="T7">Shrink(), </text:span><text:span text:style-name="T10">MakeInvisible</text:span>(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7:08:52.732000000</meta:creation-date>
    <dc:date>2021-12-29T12:48:25.161000000</dc:date>
    <meta:editing-duration>PT1H2M18S</meta:editing-duration>
    <meta:editing-cycles>23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7" meta:word-count="145" meta:character-count="926" meta:non-whitespace-character-count="822"/>
  </office:meta>
</office:document-meta>
</file>